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25.69pt"/>
    </style:style>
    <style:style style:name="co3" style:family="table-column">
      <style:table-column-properties fo:break-before="auto" style:column-width="88.89pt"/>
    </style:style>
    <style:style style:name="co4" style:family="table-column">
      <style:table-column-properties fo:break-before="auto" style:column-width="79.91pt"/>
    </style:style>
    <style:style style:name="co5" style:family="table-column">
      <style:table-column-properties fo:break-before="auto" style:column-width="152.1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7.26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USP">
      <style:table-properties table:display="true" style:writing-mode="lr-tb"/>
    </style:style>
    <style:style style:name="ta2" style:family="table" style:master-page-name="PageStyle_5f_Unicamp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e066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b7e1c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e066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b7e1c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e0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e06666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b7e1cd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b7e1cd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e06666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ea433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e066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8.5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40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43.0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41.5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9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S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 table:number-columns-spanned="2" table:number-rows-spanned="1">
            <office:annotation draw:style-name="gr1" draw:text-style-name="P2" svg:width="364.65pt" svg:height="42.75pt" svg:x="81.38pt" svg:y="23.24pt" draw:caption-point-x="114.18pt" draw:caption-point-y="-22.96pt">
              <dc:date>2023-06-20T00:00:00</dc:date>
              <text:p text:style-name="P1">Os popups informando campos obrigatórios somem após um tempo</text:p>
              <text:p text:style-name="P1"><text:tab/>-Wendel Fernandes de Lana</text:p>
            </office:annotation>
            <text:p>Check (SIM/NÃO)</text:p>
          </table:table-cell>
          <table:covered-table-cell table:style-name="ce7"/>
          <table:table-cell table:style-name="ce1" office:value-type="string" calcext:value-type="string">
            <text:p>Felipe</text:p>
          </table:table-cell>
          <table:table-cell table:style-name="ce1" office:value-type="string" calcext:value-type="string">
            <text:p>Gabriel</text:p>
          </table:table-cell>
          <table:table-cell table:style-name="ce1" office:value-type="string" calcext:value-type="string">
            <text:p>Matheus</text:p>
          </table:table-cell>
          <table:table-cell table:style-name="ce1" office:value-type="string" calcext:value-type="string">
            <text:p>Normando</text:p>
          </table:table-cell>
          <table:table-cell table:style-name="ce1" office:value-type="string" calcext:value-type="string">
            <text:p>Rodrigo</text:p>
          </table:table-cell>
          <table:table-cell table:style-name="ce1" office:value-type="string" calcext:value-type="string">
            <text:p>Ryan</text:p>
          </table:table-cell>
          <table:table-cell table:style-name="ce1" office:value-type="string" calcext:value-type="string">
            <text:p>Wend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1" table:number-rows-spanned="6">
            <text:p>Modelação</text:p>
          </table:table-cell>
          <table:table-cell table:style-name="ce1" office:value-type="string" calcext:value-type="string">
            <office:annotation draw:style-name="gr1" draw:text-style-name="P2" svg:width="309.09pt" svg:height="42.75pt" svg:x="207.1pt" svg:y="39pt" draw:caption-point-x="-11.54pt" draw:caption-point-y="-22.99pt">
              <dc:date>2023-06-20T00:00:00</dc:date>
              <text:p text:style-name="P1">Ao inspecionar a página, o texto em elementos é organizado e legível</text:p>
              <text:p text:style-name="P1"><text:tab/>-Wendel Fernandes de Lana</text:p>
            </office:annotation>
            <text:p>HTML organizado</text:p>
          </table:table-cell>
          <table:table-cell table:number-columns-repeated="2" table:style-name="ce8" office:value-type="string" calcext:value-type="string">
            <text:p>SIM</text:p>
          </table:table-cell>
          <table:table-cell table:number-columns-repeated="2" table:style-name="ce12" office:value-type="string" calcext:value-type="string">
            <text:p>SIM</text:p>
          </table:table-cell>
          <table:table-cell table:style-name="ce8" office:value-type="string" calcext:value-type="string">
            <text:p>SIM</text:p>
          </table:table-cell>
          <table:table-cell table:style-name="ce12" office:value-type="string" calcext:value-type="string">
            <text:p>SIM</text:p>
          </table:table-cell>
          <table:table-cell table:style-name="ce8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office:annotation draw:style-name="gr1" draw:text-style-name="P2" svg:width="309.09pt" svg:height="42.75pt" svg:x="207.1pt" svg:y="54.74pt" draw:caption-point-x="-11.54pt" draw:caption-point-y="-22.96pt">
              <dc:date>2023-06-20T00:00:00</dc:date>
              <text:p text:style-name="P1">Página organizada em títulos, subtítulos, texto</text:p>
              <text:p text:style-name="P1"><text:tab/>-Wendel Fernandes de Lana</text:p>
            </office:annotation>
            <text:p>Níveis de cabeçalho</text:p>
          </table:table-cell>
          <table:table-cell table:style-name="ce8" office:value-type="string" calcext:value-type="string">
            <text:p>NÃO</text:p>
          </table:table-cell>
          <table:table-cell table:style-name="ce11" office:value-type="string" calcext:value-type="string">
            <text:p>NÃO</text:p>
          </table:table-cell>
          <table:table-cell table:style-name="ce8" office:value-type="string" calcext:value-type="string">
            <text:p>NÃO</text:p>
          </table:table-cell>
          <table:table-cell table:style-name="ce16" office:value-type="string" calcext:value-type="string">
            <text:p>NÃO</text:p>
          </table:table-cell>
          <table:table-cell table:style-name="ce8" office:value-type="string" calcext:value-type="string">
            <text:p>NÃO</text:p>
          </table:table-cell>
          <table:table-cell table:style-name="ce16" office:value-type="string" calcext:value-type="string">
            <text:p>NÃO</text:p>
          </table:table-cell>
          <table:table-cell table:style-name="ce8" office:value-type="string" calcext:value-type="string">
            <text:p>NÃO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office:annotation draw:style-name="gr1" draw:text-style-name="P2" svg:width="309.09pt" svg:height="42.75pt" svg:x="207.1pt" svg:y="70.5pt" draw:caption-point-x="-11.54pt" draw:caption-point-y="-22.99pt">
              <dc:date>2023-06-20T00:00:00</dc:date>
              <text:p text:style-name="P1">Texto com recuo da borda da página</text:p>
              <text:p text:style-name="P1"><text:tab/>-Wendel Fernandes de Lana</text:p>
            </office:annotation>
            <text:p>Tabulação (recuo)</text:p>
          </table:table-cell>
          <table:table-cell table:number-columns-repeated="2" table:style-name="ce8" office:value-type="string" calcext:value-type="string">
            <text:p>SIM</text:p>
          </table:table-cell>
          <table:table-cell table:style-name="ce12" office:value-type="string" calcext:value-type="string">
            <text:p>SIM</text:p>
          </table:table-cell>
          <table:table-cell table:style-name="ce17" office:value-type="string" calcext:value-type="string">
            <text:p>SIM</text:p>
          </table:table-cell>
          <table:table-cell table:style-name="ce8" office:value-type="string" calcext:value-type="string">
            <text:p>SIM</text:p>
          </table:table-cell>
          <table:table-cell table:style-name="ce17" office:value-type="string" calcext:value-type="string">
            <text:p>SIM</text:p>
          </table:table-cell>
          <table:table-cell table:style-name="ce8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office:annotation draw:style-name="gr1" draw:text-style-name="P2" svg:width="309.09pt" svg:height="42.75pt" svg:x="207.1pt" svg:y="86.26pt" draw:caption-point-x="-11.54pt" draw:caption-point-y="-22.99pt">
              <dc:date>2023-06-20T00:00:00</dc:date>
              <text:p text:style-name="P1">A tecla 'tab' funciona em todos elementos da página</text:p>
              <text:p text:style-name="P1"><text:tab/>-Wendel Fernandes de Lana</text:p>
            </office:annotation>
            <text:p>Âncoras (tab)</text:p>
          </table:table-cell>
          <table:table-cell table:style-name="ce8" office:value-type="string" calcext:value-type="string">
            <text:p>SIM</text:p>
          </table:table-cell>
          <table:table-cell table:style-name="ce12" office:value-type="string" calcext:value-type="string">
            <text:p>SIM</text:p>
          </table:table-cell>
          <table:table-cell table:style-name="ce8" office:value-type="string" calcext:value-type="string">
            <text:p>SIM</text:p>
          </table:table-cell>
          <table:table-cell table:style-name="ce17" office:value-type="string" calcext:value-type="string">
            <text:p>SIM</text:p>
          </table:table-cell>
          <table:table-cell table:style-name="ce8" office:value-type="string" calcext:value-type="string">
            <text:p>NÃO</text:p>
          </table:table-cell>
          <table:table-cell table:style-name="ce17" office:value-type="string" calcext:value-type="string">
            <text:p>SIM</text:p>
          </table:table-cell>
          <table:table-cell table:style-name="ce8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office:annotation draw:style-name="gr1" draw:text-style-name="P2" svg:width="309.09pt" svg:height="42.75pt" svg:x="207.1pt" svg:y="101.99pt" draw:caption-point-x="-11.54pt" draw:caption-point-y="-22.96pt">
              <dc:date>2023-06-20T00:00:00</dc:date>
              <text:p text:style-name="P1">Links são disponibilizados de forma organizada e com distância entre um e outro</text:p>
              <text:p text:style-name="P1"><text:tab/>-Wendel Fernandes de Lana</text:p>
            </office:annotation>
            <text:p>Links separados</text:p>
          </table:table-cell>
          <table:table-cell table:number-columns-repeated="2" table:style-name="ce8" office:value-type="string" calcext:value-type="string">
            <text:p>SIM</text:p>
          </table:table-cell>
          <table:table-cell table:style-name="ce12" office:value-type="string" calcext:value-type="string">
            <text:p>SIM</text:p>
          </table:table-cell>
          <table:table-cell table:style-name="ce17" office:value-type="string" calcext:value-type="string">
            <text:p>SIM</text:p>
          </table:table-cell>
          <table:table-cell table:style-name="ce8" office:value-type="string" calcext:value-type="string">
            <text:p>NÃO</text:p>
          </table:table-cell>
          <table:table-cell table:style-name="ce17" office:value-type="string" calcext:value-type="string">
            <text:p>SIM</text:p>
          </table:table-cell>
          <table:table-cell table:style-name="ce8" office:value-type="string" calcext:value-type="string">
            <text:p>SIM</text:p>
          </table:table-cell>
          <table:table-cell table:style-name="ce21" office:value-type="string" calcext:value-type="string">
            <text:p>(Gabriel: não há links)</text:p>
          </table:table-cell>
          <table:table-cell table:number-columns-repeated="1014"/>
        </table:table-row>
        <table:table-row table:style-name="ro1">
          <table:covered-table-cell table:style-name="ce4"/>
          <table:table-cell table:style-name="ce1" office:value-type="string" calcext:value-type="string">
            <office:annotation draw:style-name="gr1" draw:text-style-name="P2" svg:width="309.09pt" svg:height="42.75pt" svg:x="207.1pt" svg:y="117.75pt" draw:caption-point-x="-11.54pt" draw:caption-point-y="-22.99pt">
              <dc:date>2023-06-20T00:00:00</dc:date>
              <text:p text:style-name="P1">Nenhuma janela, aba ou popup aparece de forma indesejada na página</text:p>
              <text:p text:style-name="P1"><text:tab/>-Wendel Fernandes de Lana</text:p>
            </office:annotation>
            <text:p>Aba, popup indesejado</text:p>
          </table:table-cell>
          <table:table-cell table:style-name="ce9" office:value-type="string" calcext:value-type="string">
            <text:p>NÃO</text:p>
          </table:table-cell>
          <table:table-cell table:number-columns-repeated="2" table:style-name="ce13" office:value-type="string" calcext:value-type="string">
            <text:p>NÃO</text:p>
          </table:table-cell>
          <table:table-cell table:style-name="ce18" office:value-type="string" calcext:value-type="string">
            <text:p>NÃO</text:p>
          </table:table-cell>
          <table:table-cell table:style-name="ce20" office:value-type="string" calcext:value-type="string">
            <text:p>NÃO</text:p>
          </table:table-cell>
          <table:table-cell table:style-name="ce18" office:value-type="string" calcext:value-type="string">
            <text:p>NÃO</text:p>
          </table:table-cell>
          <table:table-cell table:style-name="ce9" office:value-type="string" calcext:value-type="string">
            <text:p>NÃO</text:p>
          </table:table-cell>
          <table:table-cell table:style-name="ce21" office:value-type="string" calcext:value-type="string">
            <text:p>(Gabriel: janela de aviso aparece no canto superior direito)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5">
            <text:p>Comportamento</text:p>
          </table:table-cell>
          <table:table-cell table:style-name="ce1" office:value-type="string" calcext:value-type="string">
            <office:annotation draw:style-name="gr2" draw:text-style-name="P2" svg:width="309.09pt" svg:height="42.72pt" svg:x="207.1pt" svg:y="133.51pt" draw:caption-point-x="-11.54pt" draw:caption-point-y="-22.99pt">
              <dc:date>2023-06-20T00:00:00</dc:date>
              <text:p text:style-name="P1">É possível acessar as funções e elementos da página via teclado</text:p>
              <text:p text:style-name="P1"><text:tab/>-Wendel Fernandes de Lana</text:p>
            </office:annotation>
            <text:p>Funções via teclado</text:p>
          </table:table-cell>
          <table:table-cell table:number-columns-repeated="2" table:style-name="ce8" office:value-type="string" calcext:value-type="string">
            <text:p>SIM</text:p>
          </table:table-cell>
          <table:table-cell table:style-name="ce14" office:value-type="string" calcext:value-type="string">
            <text:p>SIM</text:p>
          </table:table-cell>
          <table:table-cell table:style-name="ce17" office:value-type="string" calcext:value-type="string">
            <text:p>SIM</text:p>
          </table:table-cell>
          <table:table-cell table:style-name="ce8" office:value-type="string" calcext:value-type="string">
            <text:p>SIM</text:p>
          </table:table-cell>
          <table:table-cell table:style-name="ce17" office:value-type="string" calcext:value-type="string">
            <text:p>SIM</text:p>
          </table:table-cell>
          <table:table-cell table:style-name="ce8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office:annotation draw:style-name="gr1" draw:text-style-name="P2" svg:width="309.09pt" svg:height="42.75pt" svg:x="207.1pt" svg:y="149.24pt" draw:caption-point-x="-11.54pt" draw:caption-point-y="-22.96pt">
              <dc:date>2023-06-20T00:00:00</dc:date>
              <text:p text:style-name="P1">Página atualiza automaticamente sem a interação do usuário</text:p>
              <text:p text:style-name="P1"><text:tab/>-Wendel Fernandes de Lana</text:p>
            </office:annotation>
            <text:p>Atualização automática</text:p>
          </table:table-cell>
          <table:table-cell table:number-columns-repeated="2" table:style-name="ce9" office:value-type="string" calcext:value-type="string">
            <text:p>NÃO</text:p>
          </table:table-cell>
          <table:table-cell table:style-name="ce15" office:value-type="string" calcext:value-type="string">
            <text:p>NÃO</text:p>
          </table:table-cell>
          <table:table-cell table:style-name="ce18" office:value-type="string" calcext:value-type="string">
            <text:p>NÃO</text:p>
          </table:table-cell>
          <table:table-cell table:style-name="ce9" office:value-type="string" calcext:value-type="string">
            <text:p>NÃO</text:p>
          </table:table-cell>
          <table:table-cell table:style-name="ce18" office:value-type="string" calcext:value-type="string">
            <text:p>NÃO</text:p>
          </table:table-cell>
          <table:table-cell table:style-name="ce9" office:value-type="string" calcext:value-type="string">
            <text:p>NÃO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office:annotation draw:style-name="gr1" draw:text-style-name="P2" svg:width="309.09pt" svg:height="42.75pt" svg:x="207.1pt" svg:y="165pt" draw:caption-point-x="-11.54pt" draw:caption-point-y="-22.99pt">
              <dc:date>2023-06-20T00:00:00</dc:date>
              <text:p text:style-name="P1">Página redireciona automaticamente para outra página</text:p>
              <text:p text:style-name="P1"><text:tab/>-Wendel Fernandes de Lana</text:p>
            </office:annotation>
            <text:p>Redirecionamento auto</text:p>
          </table:table-cell>
          <table:table-cell table:number-columns-repeated="3" table:style-name="ce9" office:value-type="string" calcext:value-type="string">
            <text:p>NÃO</text:p>
          </table:table-cell>
          <table:table-cell table:style-name="ce18" office:value-type="string" calcext:value-type="string">
            <text:p>NÃO</text:p>
          </table:table-cell>
          <table:table-cell table:style-name="ce9" office:value-type="string" calcext:value-type="string">
            <text:p>NÃO</text:p>
          </table:table-cell>
          <table:table-cell table:style-name="ce18" office:value-type="string" calcext:value-type="string">
            <text:p>NÃO</text:p>
          </table:table-cell>
          <table:table-cell table:style-name="ce9" office:value-type="string" calcext:value-type="string">
            <text:p>NÃO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office:annotation draw:style-name="gr1" draw:text-style-name="P2" svg:width="309.09pt" svg:height="42.75pt" svg:x="207.1pt" svg:y="180.74pt" draw:caption-point-x="-11.54pt" draw:caption-point-y="-22.96pt">
              <dc:date>2023-06-20T00:00:00</dc:date>
              <text:p text:style-name="P1">Há alguma situação em que a tela da página se torna inacessível, interrompe fluxo do usuário</text:p>
              <text:p text:style-name="P1"><text:tab/>-Wendel Fernandes de Lana</text:p>
            </office:annotation>
            <text:p>Intermitência de tela</text:p>
          </table:table-cell>
          <table:table-cell table:number-columns-repeated="3" table:style-name="ce9" office:value-type="string" calcext:value-type="string">
            <text:p>NÃO</text:p>
          </table:table-cell>
          <table:table-cell table:style-name="ce18" office:value-type="string" calcext:value-type="string">
            <text:p>NÃO</text:p>
          </table:table-cell>
          <table:table-cell table:style-name="ce9" office:value-type="string" calcext:value-type="string">
            <text:p>NÃO</text:p>
          </table:table-cell>
          <table:table-cell table:style-name="ce18" office:value-type="string" calcext:value-type="string">
            <text:p>NÃO</text:p>
          </table:table-cell>
          <table:table-cell table:style-name="ce9" office:value-type="string" calcext:value-type="string">
            <text:p>NÃO</text:p>
          </table:table-cell>
          <table:table-cell table:number-columns-repeated="1015"/>
        </table:table-row>
        <table:table-row table:style-name="ro1">
          <table:covered-table-cell table:style-name="ce4"/>
          <table:table-cell table:style-name="ce1" office:value-type="string" calcext:value-type="string">
            <office:annotation draw:style-name="gr1" draw:text-style-name="P2" svg:width="309.09pt" svg:height="42.75pt" svg:x="207.1pt" svg:y="196.5pt" draw:caption-point-x="-11.54pt" draw:caption-point-y="-22.99pt">
              <dc:date>2023-06-20T00:00:00</dc:date>
              <text:p text:style-name="P1">Algum elemento da página se atualiza/altera em um intervalo de tempo na página</text:p>
              <text:p text:style-name="P1"><text:tab/>-Wendel Fernandes de Lana</text:p>
            </office:annotation>
            <text:p>Alteração periódica</text:p>
          </table:table-cell>
          <table:table-cell table:number-columns-repeated="3" table:style-name="ce9" office:value-type="string" calcext:value-type="string">
            <text:p>SIM</text:p>
          </table:table-cell>
          <table:table-cell table:style-name="ce19" office:value-type="string" calcext:value-type="string">
            <text:p>SIM</text:p>
          </table:table-cell>
          <table:table-cell table:style-name="ce9" office:value-type="string" calcext:value-type="string">
            <text:p>SIM</text:p>
          </table:table-cell>
          <table:table-cell table:style-name="ce19" office:value-type="string" calcext:value-type="string">
            <text:p>SIM</text:p>
          </table:table-cell>
          <table:table-cell table:style-name="ce9" office:value-type="string" calcext:value-type="string">
            <text:p>SIM</text:p>
          </table:table-cell>
          <table:table-cell table:style-name="ce21" office:value-type="string" calcext:value-type="string">
            <text:p>(Gabriel: imagem com texto)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5">
            <text:p>Conteúdo</text:p>
          </table:table-cell>
          <table:table-cell table:style-name="ce1" office:value-type="string" calcext:value-type="string">
            <office:annotation draw:style-name="gr1" draw:text-style-name="P2" svg:width="309.09pt" svg:height="42.75pt" svg:x="207.1pt" svg:y="212.26pt" draw:caption-point-x="-11.54pt" draw:caption-point-y="-22.99pt">
              <dc:date>2023-06-20T00:00:00</dc:date>
              <text:p text:style-name="P1">O idioma principal da página é indicado</text:p>
              <text:p text:style-name="P1"><text:tab/>-Wendel Fernandes de Lana</text:p>
            </office:annotation>
            <text:p>Idioma identificável</text:p>
          </table:table-cell>
          <table:table-cell table:number-columns-repeated="3" table:style-name="ce8" office:value-type="string" calcext:value-type="string">
            <text:p>NÃO</text:p>
          </table:table-cell>
          <table:table-cell table:style-name="ce16" office:value-type="string" calcext:value-type="string">
            <text:p>NÃO</text:p>
          </table:table-cell>
          <table:table-cell table:style-name="ce8" office:value-type="string" calcext:value-type="string">
            <text:p>SIM</text:p>
          </table:table-cell>
          <table:table-cell table:style-name="ce16" office:value-type="string" calcext:value-type="string">
            <text:p>NÃO</text:p>
          </table:table-cell>
          <table:table-cell table:style-name="ce8" office:value-type="string" calcext:value-type="string">
            <text:p>NÃO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office:annotation draw:style-name="gr1" draw:text-style-name="P2" svg:width="309.09pt" svg:height="42.75pt" svg:x="207.1pt" svg:y="227.99pt" draw:caption-point-x="-11.54pt" draw:caption-point-y="-22.96pt">
              <dc:date>2023-06-20T00:00:00</dc:date>
              <text:p text:style-name="P1">Há um título descritivo e informativo na página, exemplo: Formulário de Acesso à Informação</text:p>
              <text:p text:style-name="P1"><text:tab/>-Wendel Fernandes de Lana</text:p>
            </office:annotation>
            <text:p>Título descritivo e informativo</text:p>
          </table:table-cell>
          <table:table-cell table:number-columns-repeated="3" table:style-name="ce8" office:value-type="string" calcext:value-type="string">
            <text:p>NÃO</text:p>
          </table:table-cell>
          <table:table-cell table:style-name="ce16" office:value-type="string" calcext:value-type="string">
            <text:p>NÃO</text:p>
          </table:table-cell>
          <table:table-cell table:style-name="ce8" office:value-type="string" calcext:value-type="string">
            <text:p>NÃO</text:p>
          </table:table-cell>
          <table:table-cell table:style-name="ce16" office:value-type="string" calcext:value-type="string">
            <text:p>NÃO</text:p>
          </table:table-cell>
          <table:table-cell table:style-name="ce8" office:value-type="string" calcext:value-type="string">
            <text:p>NÃO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office:annotation draw:style-name="gr3" draw:text-style-name="P2" svg:width="309.09pt" svg:height="44.25pt" svg:x="207.1pt" svg:y="243.75pt" draw:caption-point-x="-11.54pt" draw:caption-point-y="-22.99pt">
              <dc:date>2023-06-20T00:00:00</dc:date>
              <text:p text:style-name="P1">Há uma descrição daquele link, ou seja, indicação para onde o usuário será levado</text:p>
              <text:p text:style-name="P1"><text:tab/>-Wendel Fernandes de Lana</text:p>
            </office:annotation>
            <text:p>Links são descritivos</text:p>
          </table:table-cell>
          <table:table-cell table:number-columns-repeated="3" table:style-name="ce8" office:value-type="string" calcext:value-type="string">
            <text:p>NÃO</text:p>
          </table:table-cell>
          <table:table-cell table:style-name="ce16" office:value-type="string" calcext:value-type="string">
            <text:p>NÃO</text:p>
          </table:table-cell>
          <table:table-cell table:style-name="ce8" office:value-type="string" calcext:value-type="string">
            <text:p>SIM</text:p>
          </table:table-cell>
          <table:table-cell table:style-name="ce16" office:value-type="string" calcext:value-type="string">
            <text:p>NÃO</text:p>
          </table:table-cell>
          <table:table-cell table:style-name="ce8" office:value-type="string" calcext:value-type="string">
            <text:p>NÃO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office:annotation draw:style-name="gr4" draw:text-style-name="P2" svg:width="309.09pt" svg:height="46.49pt" svg:x="207.1pt" svg:y="259.51pt" draw:caption-point-x="-11.54pt" draw:caption-point-y="-22.99pt">
              <dc:date>2023-06-20T00:00:00</dc:date>
              <text:p text:style-name="P1">Há textos alternativos para elementos gráficos na página, exemplo: imagens com texto descritivo</text:p>
              <text:p text:style-name="P1"><text:tab/>-Wendel Fernandes de Lana</text:p>
            </office:annotation>
            <text:p>Texto alternativo</text:p>
          </table:table-cell>
          <table:table-cell table:number-columns-repeated="3" table:style-name="ce8" office:value-type="string" calcext:value-type="string">
            <text:p>NÃO</text:p>
          </table:table-cell>
          <table:table-cell table:style-name="ce16" office:value-type="string" calcext:value-type="string">
            <text:p>NÃO</text:p>
          </table:table-cell>
          <table:table-cell table:style-name="ce8" office:value-type="string" calcext:value-type="string">
            <text:p>NÃO</text:p>
          </table:table-cell>
          <table:table-cell table:style-name="ce16" office:value-type="string" calcext:value-type="string">
            <text:p>NÃO</text:p>
          </table:table-cell>
          <table:table-cell table:style-name="ce8" office:value-type="string" calcext:value-type="string">
            <text:p>NÃO</text:p>
          </table:table-cell>
          <table:table-cell table:number-columns-repeated="1015"/>
        </table:table-row>
        <table:table-row table:style-name="ro1">
          <table:covered-table-cell table:style-name="ce4"/>
          <table:table-cell table:style-name="ce1" office:value-type="string" calcext:value-type="string">
            <office:annotation draw:style-name="gr5" draw:text-style-name="P2" svg:width="309.09pt" svg:height="48.76pt" svg:x="207.1pt" svg:y="275.24pt" draw:caption-point-x="-11.54pt" draw:caption-point-y="-22.96pt">
              <dc:date>2023-06-20T00:00:00</dc:date>
              <text:p text:style-name="P1">Há uma explicação para abreviaturas, siglas e palavras incomuns na página</text:p>
              <text:p text:style-name="P1"><text:tab/>-Wendel Fernandes de Lana</text:p>
            </office:annotation>
            <text:p>Definir palavras incomuns</text:p>
          </table:table-cell>
          <table:table-cell table:style-name="ce8" office:value-type="string" calcext:value-type="string">
            <text:p>SIM</text:p>
          </table:table-cell>
          <table:table-cell table:number-columns-repeated="2" table:style-name="ce8" office:value-type="string" calcext:value-type="string">
            <text:p>NÃO</text:p>
          </table:table-cell>
          <table:table-cell table:style-name="ce17" office:value-type="string" calcext:value-type="string">
            <text:p>SIM</text:p>
          </table:table-cell>
          <table:table-cell table:style-name="ce8" office:value-type="string" calcext:value-type="string">
            <text:p>SIM</text:p>
          </table:table-cell>
          <table:table-cell table:style-name="ce17" office:value-type="string" calcext:value-type="string">
            <text:p>SIM</text:p>
          </table:table-cell>
          <table:table-cell table:style-name="ce8" office:value-type="string" calcext:value-type="string">
            <text:p>SIM</text:p>
          </table:table-cell>
          <table:table-cell table:style-name="ce21" office:value-type="string" calcext:value-type="string">
            <text:p>(Wendel:Não tem palavras incomuns)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1" table:number-rows-spanned="3">
            <text:p>Apresentação</text:p>
          </table:table-cell>
          <table:table-cell table:style-name="ce1" office:value-type="string" calcext:value-type="string">
            <office:annotation draw:style-name="gr6" draw:text-style-name="P2" svg:width="309.09pt" svg:height="47.23pt" svg:x="207.1pt" svg:y="292.51pt" draw:caption-point-x="-11.54pt" draw:caption-point-y="-24.49pt">
              <dc:date>2023-06-20T00:00:00</dc:date>
              <text:p text:style-name="P1">Contraste da página é aceitável e deixa o conteúdo visível</text:p>
              <text:p text:style-name="P1"><text:tab/>-Wendel Fernandes de Lana</text:p>
            </office:annotation>
            <text:p>Contraste </text:p>
          </table:table-cell>
          <table:table-cell table:number-columns-repeated="3" table:style-name="ce8" office:value-type="string" calcext:value-type="string">
            <text:p>SIM</text:p>
          </table:table-cell>
          <table:table-cell table:style-name="ce17" office:value-type="string" calcext:value-type="string">
            <text:p>SIM</text:p>
          </table:table-cell>
          <table:table-cell table:style-name="ce8" office:value-type="string" calcext:value-type="string">
            <text:p>SIM</text:p>
          </table:table-cell>
          <table:table-cell table:style-name="ce17" office:value-type="string" calcext:value-type="string">
            <text:p>SIM</text:p>
          </table:table-cell>
          <table:table-cell table:style-name="ce8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covered-table-cell table:style-name="ce3"/>
          <table:table-cell table:style-name="ce1" office:value-type="string" calcext:value-type="string">
            <office:annotation draw:style-name="gr7" draw:text-style-name="P2" svg:width="309.09pt" svg:height="44.99pt" svg:x="207.1pt" svg:y="310.51pt" draw:caption-point-x="-11.54pt" draw:caption-point-y="-25.23pt">
              <dc:date>2023-06-20T00:00:00</dc:date>
              <text:p text:style-name="P1">É possível redimensionar a página sem perder a funcionalidade</text:p>
              <text:p text:style-name="P1"><text:tab/>-Wendel Fernandes de Lana</text:p>
            </office:annotation>
            <text:p>Redimensionamento</text:p>
          </table:table-cell>
          <table:table-cell table:number-columns-repeated="3" table:style-name="ce8" office:value-type="string" calcext:value-type="string">
            <text:p>SIM</text:p>
          </table:table-cell>
          <table:table-cell table:style-name="ce17" office:value-type="string" calcext:value-type="string">
            <text:p>SIM</text:p>
          </table:table-cell>
          <table:table-cell table:style-name="ce8" office:value-type="string" calcext:value-type="string">
            <text:p>SIM</text:p>
          </table:table-cell>
          <table:table-cell table:style-name="ce17" office:value-type="string" calcext:value-type="string">
            <text:p>SIM</text:p>
          </table:table-cell>
          <table:table-cell table:style-name="ce8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1" office:value-type="string" calcext:value-type="string">
            <office:annotation draw:style-name="gr1" draw:text-style-name="P2" svg:width="309.09pt" svg:height="42.75pt" svg:x="207.1pt" svg:y="328.51pt" draw:caption-point-x="-11.54pt" draw:caption-point-y="-25.23pt">
              <dc:date>2023-06-20T00:00:00</dc:date>
              <text:p text:style-name="P1">Elemento que o usuário está interagindo no momento é evidente, há uma indicação da posição do usuário na página</text:p>
              <text:p text:style-name="P1"><text:tab/>-Wendel Fernandes de Lana</text:p>
            </office:annotation>
            <text:p>Elemento de foco é evidente</text:p>
          </table:table-cell>
          <table:table-cell table:number-columns-repeated="3" table:style-name="ce8" office:value-type="string" calcext:value-type="string">
            <text:p>SIM</text:p>
          </table:table-cell>
          <table:table-cell table:style-name="ce17" office:value-type="string" calcext:value-type="string">
            <text:p>SIM</text:p>
          </table:table-cell>
          <table:table-cell table:style-name="ce8" office:value-type="string" calcext:value-type="string">
            <text:p>SIM</text:p>
          </table:table-cell>
          <table:table-cell table:style-name="ce17" office:value-type="string" calcext:value-type="string">
            <text:p>SIM</text:p>
          </table:table-cell>
          <table:table-cell table:style-name="ce8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ultimídia</text:p>
          </table:table-cell>
          <table:table-cell table:style-name="ce1" office:value-type="string" calcext:value-type="string">
            <office:annotation draw:style-name="gr1" draw:text-style-name="P2" svg:width="309.09pt" svg:height="42.75pt" svg:x="207.1pt" svg:y="344.24pt" draw:caption-point-x="-11.54pt" draw:caption-point-y="-22.96pt">
              <dc:date>2023-06-20T00:00:00</dc:date>
              <text:p text:style-name="P1">Há um elemento de interpretador/leitor de libras para os elementos textuais da página</text:p>
              <text:p text:style-name="P1"><text:tab/>-Wendel Fernandes de Lana</text:p>
            </office:annotation>
            <text:p>Interpretador de libras</text:p>
          </table:table-cell>
          <table:table-cell table:number-columns-repeated="3" table:style-name="ce8" office:value-type="string" calcext:value-type="string">
            <text:p>NÃO</text:p>
          </table:table-cell>
          <table:table-cell table:style-name="ce16" office:value-type="string" calcext:value-type="string">
            <text:p>NÃO</text:p>
          </table:table-cell>
          <table:table-cell table:style-name="ce8" office:value-type="string" calcext:value-type="string">
            <text:p>NÃO</text:p>
          </table:table-cell>
          <table:table-cell table:style-name="ce16" office:value-type="string" calcext:value-type="string">
            <text:p>NÃO</text:p>
          </table:table-cell>
          <table:table-cell table:style-name="ce8" office:value-type="string" calcext:value-type="string">
            <text:p>NÃ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1" table:number-rows-spanned="6">
            <text:p>Formulário</text:p>
          </table:table-cell>
          <table:table-cell table:style-name="ce1" office:value-type="string" calcext:value-type="string">
            <office:annotation draw:style-name="gr1" draw:text-style-name="P2" svg:width="309.09pt" svg:height="42.75pt" svg:x="207.1pt" svg:y="360pt" draw:caption-point-x="-11.54pt" draw:caption-point-y="-22.99pt">
              <dc:date>2023-06-20T00:00:00</dc:date>
              <text:p text:style-name="P1">Os botões da página, mesmo aqueles com apenas imagem ou seta, tem alguma descrição textual do que faz</text:p>
              <text:p text:style-name="P1"><text:tab/>-Wendel Fernandes de Lana</text:p>
            </office:annotation>
            <text:p>Botões com descrição</text:p>
          </table:table-cell>
          <table:table-cell table:style-name="ce8" office:value-type="string" calcext:value-type="string">
            <text:p>SIM</text:p>
          </table:table-cell>
          <table:table-cell table:style-name="ce8" office:value-type="string" calcext:value-type="string">
            <text:p>NÃO</text:p>
          </table:table-cell>
          <table:table-cell table:style-name="ce8" office:value-type="string" calcext:value-type="string">
            <text:p>SIM</text:p>
          </table:table-cell>
          <table:table-cell table:style-name="ce17" office:value-type="string" calcext:value-type="string">
            <text:p>SIM</text:p>
          </table:table-cell>
          <table:table-cell table:style-name="ce8" office:value-type="string" calcext:value-type="string">
            <text:p>NÃO</text:p>
          </table:table-cell>
          <table:table-cell table:style-name="ce17" office:value-type="string" calcext:value-type="string">
            <text:p>SIM</text:p>
          </table:table-cell>
          <table:table-cell table:style-name="ce8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office:annotation draw:style-name="gr2" draw:text-style-name="P2" svg:width="309.09pt" svg:height="42.72pt" svg:x="207.1pt" svg:y="375.76pt" draw:caption-point-x="-11.54pt" draw:caption-point-y="-22.99pt">
              <dc:date>2023-06-20T00:00:00</dc:date>
              <text:p text:style-name="P1">Os campos do formulário possuem etiquetas (label/tag)</text:p>
              <text:p text:style-name="P1"><text:tab/>-Wendel Fernandes de Lana</text:p>
            </office:annotation>
            <text:p>Campos com etiquetas</text:p>
          </table:table-cell>
          <table:table-cell table:number-columns-repeated="3" table:style-name="ce8" office:value-type="string" calcext:value-type="string">
            <text:p>NÃO</text:p>
          </table:table-cell>
          <table:table-cell table:style-name="ce16" office:value-type="string" calcext:value-type="string">
            <text:p>NÃO</text:p>
          </table:table-cell>
          <table:table-cell table:style-name="ce8" office:value-type="string" calcext:value-type="string">
            <text:p>NÃO</text:p>
          </table:table-cell>
          <table:table-cell table:style-name="ce16" office:value-type="string" calcext:value-type="string">
            <text:p>NÃO</text:p>
          </table:table-cell>
          <table:table-cell table:style-name="ce8" office:value-type="string" calcext:value-type="string">
            <text:p>NÃO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office:annotation draw:style-name="gr1" draw:text-style-name="P2" svg:width="309.09pt" svg:height="42.75pt" svg:x="207.1pt" svg:y="391.49pt" draw:caption-point-x="-11.54pt" draw:caption-point-y="-22.96pt">
              <dc:date>2023-06-20T00:00:00</dc:date>
              <text:p text:style-name="P1">Não há uma quebra de navegação através da tecla tab e do que se visualiza na página</text:p>
              <text:p text:style-name="P1"><text:tab/>-Wendel Fernandes de Lana</text:p>
            </office:annotation>
            <text:p>Ordem lógica de navegação</text:p>
          </table:table-cell>
          <table:table-cell table:number-columns-repeated="3" table:style-name="ce8" office:value-type="string" calcext:value-type="string">
            <text:p>SIM</text:p>
          </table:table-cell>
          <table:table-cell table:style-name="ce17" office:value-type="string" calcext:value-type="string">
            <text:p>SIM</text:p>
          </table:table-cell>
          <table:table-cell table:style-name="ce8" office:value-type="string" calcext:value-type="string">
            <text:p>SIM</text:p>
          </table:table-cell>
          <table:table-cell table:style-name="ce17" office:value-type="string" calcext:value-type="string">
            <text:p>SIM</text:p>
          </table:table-cell>
          <table:table-cell table:style-name="ce8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office:annotation draw:style-name="gr1" draw:text-style-name="P2" svg:width="309.09pt" svg:height="42.75pt" svg:x="207.1pt" svg:y="407.25pt" draw:caption-point-x="-11.54pt" draw:caption-point-y="-22.99pt">
              <dc:date>2023-06-20T00:00:00</dc:date>
              <text:p text:style-name="P1">Ao inserir ou enviar dados incorretos, há um indicativo nos campos em que ocorreram erros</text:p>
              <text:p text:style-name="P1"><text:tab/>-Wendel Fernandes de Lana</text:p>
            </office:annotation>
            <text:p>Indicativo de valores errados</text:p>
          </table:table-cell>
          <table:table-cell table:number-columns-repeated="3" table:style-name="ce8" office:value-type="string" calcext:value-type="string">
            <text:p>SIM</text:p>
          </table:table-cell>
          <table:table-cell table:style-name="ce17" office:value-type="string" calcext:value-type="string">
            <text:p>SIM</text:p>
          </table:table-cell>
          <table:table-cell table:style-name="ce8" office:value-type="string" calcext:value-type="string">
            <text:p>SIM</text:p>
          </table:table-cell>
          <table:table-cell table:style-name="ce17" office:value-type="string" calcext:value-type="string">
            <text:p>SIM</text:p>
          </table:table-cell>
          <table:table-cell table:style-name="ce8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office:annotation draw:style-name="gr1" draw:text-style-name="P2" svg:width="309.09pt" svg:height="42.75pt" svg:x="207.1pt" svg:y="422.99pt" draw:caption-point-x="-11.54pt" draw:caption-point-y="-22.96pt">
              <dc:date>2023-06-20T00:00:00</dc:date>
              <text:p text:style-name="P1">Campos similares são agrupados, como nome e sobrenome próximos</text:p>
              <text:p text:style-name="P1"><text:tab/>-Wendel Fernandes de Lana</text:p>
            </office:annotation>
            <text:p>Campos agrupados</text:p>
          </table:table-cell>
          <table:table-cell table:number-columns-repeated="3" table:style-name="ce8" office:value-type="string" calcext:value-type="string">
            <text:p>SIM</text:p>
          </table:table-cell>
          <table:table-cell table:style-name="ce17" office:value-type="string" calcext:value-type="string">
            <text:p>SIM</text:p>
          </table:table-cell>
          <table:table-cell table:style-name="ce8" office:value-type="string" calcext:value-type="string">
            <text:p>NÃO</text:p>
          </table:table-cell>
          <table:table-cell table:style-name="ce17" office:value-type="string" calcext:value-type="string">
            <text:p>SIM</text:p>
          </table:table-cell>
          <table:table-cell table:style-name="ce8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covered-table-cell table:style-name="ce4"/>
          <table:table-cell table:style-name="ce1" office:value-type="string" calcext:value-type="string">
            <office:annotation draw:style-name="gr1" draw:text-style-name="P2" svg:width="309.09pt" svg:height="42.75pt" svg:x="207.1pt" svg:y="438.75pt" draw:caption-point-x="-11.54pt" draw:caption-point-y="-22.99pt">
              <dc:date>2023-06-20T00:00:00</dc:date>
              <text:p text:style-name="P1">Os elementos como CAPTCHA são acessíveis, ou seja, oferecem forma de áudio</text:p>
              <text:p text:style-name="P1"><text:tab/>-Wendel Fernandes de Lana</text:p>
            </office:annotation>
            <text:p>Elementos acessíveis</text:p>
          </table:table-cell>
          <table:table-cell table:number-columns-repeated="3" table:style-name="ce8" office:value-type="string" calcext:value-type="string">
            <text:p>NÃO</text:p>
          </table:table-cell>
          <table:table-cell table:style-name="ce16" office:value-type="string" calcext:value-type="string">
            <text:p>NÃO</text:p>
          </table:table-cell>
          <table:table-cell table:style-name="ce8" office:value-type="string" calcext:value-type="string">
            <text:p>NÃO</text:p>
          </table:table-cell>
          <table:table-cell table:style-name="ce16" office:value-type="string" calcext:value-type="string">
            <text:p>NÃO</text:p>
          </table:table-cell>
          <table:table-cell table:style-name="ce8" office:value-type="string" calcext:value-type="string">
            <text:p>NÃO</text:p>
          </table:table-cell>
          <table:table-cell table:style-name="ce22" office:value-type="string" calcext:value-type="string" table:number-columns-spanned="1" table:number-rows-spanned="4">
            <text:p>*campo importante, devido ao CAPTCHA não ter opção de aúdio uma pessoa com deficiência visual não conseguiria realizar a solicitação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 table:number-columns-spanned="2" table:number-rows-spanned="1">
            <text:p>PONTUAÇÃO TOTAL</text:p>
          </table:table-cell>
          <table:covered-table-cell table:style-name="ce7"/>
          <table:table-cell table:style-name="ce10" table:formula="of:=CONCATENATE(SUM(COUNTIF([.C2:.C6]; &quot;=SIM&quot;);COUNTIF([.C7]; &quot;=NÃO&quot;);COUNTIF([.C8]; &quot;=SIM&quot;);COUNTIF([.C9:.C12]; &quot;=NÃO&quot;);COUNTIF([.C13:.C27]; &quot;=SIM&quot;));&quot;/26&quot;)" office:value-type="string" office:string-value="17/26" calcext:value-type="string">
            <text:p>17/26</text:p>
          </table:table-cell>
          <table:table-cell table:style-name="ce10" table:formula="of:=CONCATENATE(SUM(COUNTIF([.D2:.D6]; &quot;=SIM&quot;);COUNTIF([.D7]; &quot;=NÃO&quot;);COUNTIF([.D8]; &quot;=SIM&quot;);COUNTIF([.D9:.D12]; &quot;=NÃO&quot;);COUNTIF([.D13:.D27]; &quot;=SIM&quot;));&quot;/26&quot;)" office:value-type="string" office:string-value="15/26" calcext:value-type="string">
            <text:p>15/26</text:p>
          </table:table-cell>
          <table:table-cell table:style-name="ce10" table:formula="of:=CONCATENATE(SUM(COUNTIF([.E2:.E6]; &quot;=SIM&quot;);COUNTIF([.E7]; &quot;=NÃO&quot;);COUNTIF(#REF!; &quot;=SIM&quot;);COUNTIF([.E8:.E12]; &quot;=NÃO&quot;);COUNTIF([.E13:.E27]; &quot;=SIM&quot;));&quot;/26&quot;)" office:value-type="string" office:string-value="" calcext:value-type="error">
            <text:p>Err:504</text:p>
          </table:table-cell>
          <table:table-cell table:style-name="ce10" table:formula="of:=CONCATENATE(SUM(COUNTIF([.F2:.F6]; &quot;=SIM&quot;);COUNTIF([.F7]; &quot;=NÃO&quot;);COUNTIF([.F8]; &quot;=SIM&quot;);COUNTIF([.F9:.F12]; &quot;=NÃO&quot;);COUNTIF([.F13:.F27]; &quot;=SIM&quot;));&quot;/26&quot;)" office:value-type="string" office:string-value="17/26" calcext:value-type="string">
            <text:p>17/26</text:p>
          </table:table-cell>
          <table:table-cell table:style-name="ce10" table:formula="of:=CONCATENATE(SUM(COUNTIF([.G2:.G6]; &quot;=SIM&quot;);COUNTIF([.G7]; &quot;=NÃO&quot;);COUNTIF([.G8]; &quot;=SIM&quot;);COUNTIF([.G9:.G12]; &quot;=NÃO&quot;);COUNTIF([.G13:.G27]; &quot;=SIM&quot;));&quot;/26&quot;)" office:value-type="string" office:string-value="15/26" calcext:value-type="string">
            <text:p>15/26</text:p>
          </table:table-cell>
          <table:table-cell table:style-name="ce10" table:formula="of:=CONCATENATE(SUM(COUNTIF([.H2:.H6]; &quot;=SIM&quot;);COUNTIF([.H7]; &quot;=NÃO&quot;);COUNTIF([.H8]; &quot;=SIM&quot;);COUNTIF([.H9:.H12]; &quot;=NÃO&quot;);COUNTIF([.H13:.H27]; &quot;=SIM&quot;));&quot;/26&quot;)" office:value-type="string" office:string-value="17/26" calcext:value-type="string">
            <text:p>17/26</text:p>
          </table:table-cell>
          <table:table-cell table:style-name="ce10" table:formula="of:=CONCATENATE(SUM(COUNTIF([.I2:.I6]; &quot;=SIM&quot;);COUNTIF([.I7]; &quot;=NÃO&quot;);COUNTIF([.I8]; &quot;=SIM&quot;);COUNTIF([.I9:.I12]; &quot;=NÃO&quot;);COUNTIF([.I13:.I27]; &quot;=SIM&quot;));&quot;/26&quot;)" office:value-type="string" office:string-value="17/26" calcext:value-type="string">
            <text:p>17/26</text:p>
          </table:table-cell>
          <table:covered-table-cell/>
          <table:table-cell table:number-columns-repeated="1014"/>
        </table:table-row>
        <table:table-row table:style-name="ro4">
          <table:table-cell table:number-columns-repeated="9"/>
          <table:covered-table-cell/>
          <table:table-cell table:number-columns-repeated="1014"/>
        </table:table-row>
        <table:table-row table:style-name="ro4">
          <table:table-cell table:number-columns-repeated="9"/>
          <table:covered-table-cell/>
          <table:table-cell table:number-columns-repeated="1014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Z_575795FF_8DE6_494D_AA0A_51AD211363A5_.wvu.FilterData" table:base-cell-address="$USP.$A$1" table:cell-range-address="$USP.$C$2:.$C$27"/>
        </table:named-expressions>
        <calcext:conditional-formats>
          <calcext:conditional-format calcext:target-range-address="USP.C2:USP.I6 USP.C8:USP.I8 USP.C13:USP.I27">
            <calcext:condition calcext:apply-style-name="ConditionalStyle_1" calcext:value="contains-text(&quot;SIM&quot;)" calcext:base-cell-address="USP.C2"/>
          </calcext:conditional-format>
          <calcext:conditional-format calcext:target-range-address="USP.C2:USP.I6 USP.C8:USP.I8 USP.C13:USP.I27">
            <calcext:condition calcext:apply-style-name="ConditionalStyle_2" calcext:value="contains-text(&quot;NÃO&quot;)" calcext:base-cell-address="USP.C2"/>
          </calcext:conditional-format>
          <calcext:conditional-format calcext:target-range-address="USP.C7:USP.I7 USP.C9:USP.I12">
            <calcext:condition calcext:apply-style-name="ConditionalStyle_1" calcext:value="contains-text(&quot;NÃO&quot;)" calcext:base-cell-address="USP.C7"/>
          </calcext:conditional-format>
          <calcext:conditional-format calcext:target-range-address="USP.C7:USP.D7 USP.E7:USP.E8 USP.F7:USP.I7 USP.C9:USP.D12 USP.F9:USP.I12 USP.E10:USP.E12">
            <calcext:condition calcext:apply-style-name="ConditionalStyle_2" calcext:value="contains-text(&quot;SIM&quot;)" calcext:base-cell-address="USP.C7"/>
          </calcext:conditional-format>
        </calcext:conditional-formats>
      </table:table>
      <table:table table:name="Unicamp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heck (SIM/NÃO)</text:p>
          </table:table-cell>
          <table:covered-table-cell table:style-name="ce7"/>
          <table:table-cell table:style-name="ce1" office:value-type="string" calcext:value-type="string">
            <text:p>Felipe</text:p>
          </table:table-cell>
          <table:table-cell table:style-name="ce1" office:value-type="string" calcext:value-type="string">
            <text:p>Gabriel</text:p>
          </table:table-cell>
          <table:table-cell table:style-name="ce1" office:value-type="string" calcext:value-type="string">
            <text:p>Matheus</text:p>
          </table:table-cell>
          <table:table-cell table:style-name="ce1" office:value-type="string" calcext:value-type="string">
            <text:p>Normando</text:p>
          </table:table-cell>
          <table:table-cell table:style-name="ce1" office:value-type="string" calcext:value-type="string">
            <text:p>Rodrigo</text:p>
          </table:table-cell>
          <table:table-cell table:style-name="ce1" office:value-type="string" calcext:value-type="string">
            <text:p>Ryan</text:p>
          </table:table-cell>
          <table:table-cell table:style-name="ce1" office:value-type="string" calcext:value-type="string">
            <text:p>Wend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1" table:number-rows-spanned="6">
            <text:p>Modelação</text:p>
          </table:table-cell>
          <table:table-cell table:style-name="ce1" office:value-type="string" calcext:value-type="string">
            <text:p>HTML organizado</text:p>
          </table:table-cell>
          <table:table-cell table:number-columns-repeated="7" table:style-name="ce23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text:p>Níveis de cabeçalho</text:p>
          </table:table-cell>
          <table:table-cell table:number-columns-repeated="7" table:style-name="ce23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text:p>Tabulação (recuo)</text:p>
          </table:table-cell>
          <table:table-cell table:number-columns-repeated="7" table:style-name="ce23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text:p>Âncoras (tab)</text:p>
          </table:table-cell>
          <table:table-cell table:style-name="ce23" office:value-type="string" calcext:value-type="string">
            <text:p>SIM</text:p>
          </table:table-cell>
          <table:table-cell table:style-name="ce23" office:value-type="string" calcext:value-type="string">
            <text:p>NÃO</text:p>
          </table:table-cell>
          <table:table-cell table:style-name="ce23" office:value-type="string" calcext:value-type="string">
            <office:annotation draw:style-name="gr1" draw:text-style-name="P2" svg:width="280.6pt" svg:height="42.75pt" svg:x="446.03pt" svg:y="86.26pt" draw:caption-point-x="-11.54pt" draw:caption-point-y="-22.99pt">
              <dc:date>2023-06-20T00:00:00</dc:date>
              <text:p text:style-name="P1">Fora do formulário não.</text:p>
              <text:p text:style-name="P1"><text:tab/>-Matheus Pecoraro de Carvalho Santos</text:p>
            </office:annotation>
            <text:p>NÃO</text:p>
          </table:table-cell>
          <table:table-cell table:style-name="ce23" office:value-type="string" calcext:value-type="string">
            <text:p>SIM</text:p>
          </table:table-cell>
          <table:table-cell table:style-name="ce23" office:value-type="string" calcext:value-type="string">
            <text:p>NÃO</text:p>
          </table:table-cell>
          <table:table-cell table:number-columns-repeated="2" table:style-name="ce23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text:p>Links separados</text:p>
          </table:table-cell>
          <table:table-cell table:number-columns-repeated="7" table:style-name="ce23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covered-table-cell table:style-name="ce4"/>
          <table:table-cell table:style-name="ce1" office:value-type="string" calcext:value-type="string">
            <text:p>Aba, popup indesejado</text:p>
          </table:table-cell>
          <table:table-cell table:number-columns-repeated="2" table:style-name="ce24" office:value-type="string" calcext:value-type="string">
            <text:p>NÃO</text:p>
          </table:table-cell>
          <table:table-cell table:style-name="ce26" office:value-type="string" calcext:value-type="string">
            <text:p>NÃO</text:p>
          </table:table-cell>
          <table:table-cell table:style-name="ce24" office:value-type="string" calcext:value-type="string">
            <text:p>NÃO</text:p>
          </table:table-cell>
          <table:table-cell table:style-name="ce24" office:value-type="string" calcext:value-type="string">
            <text:p>não</text:p>
          </table:table-cell>
          <table:table-cell table:number-columns-repeated="2" table:style-name="ce24" office:value-type="string" calcext:value-type="string">
            <text:p>NÃ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1" table:number-rows-spanned="5">
            <text:p>Comportamento</text:p>
          </table:table-cell>
          <table:table-cell table:style-name="ce1" office:value-type="string" calcext:value-type="string">
            <text:p>Funções via teclado</text:p>
          </table:table-cell>
          <table:table-cell table:style-name="ce23" office:value-type="string" calcext:value-type="string">
            <text:p>SIM</text:p>
          </table:table-cell>
          <table:table-cell table:number-columns-repeated="2" table:style-name="ce23" office:value-type="string" calcext:value-type="string">
            <text:p>NÃO</text:p>
          </table:table-cell>
          <table:table-cell table:style-name="ce23" office:value-type="string" calcext:value-type="string">
            <text:p>SIM</text:p>
          </table:table-cell>
          <table:table-cell table:style-name="ce23" office:value-type="string" calcext:value-type="string">
            <text:p>NÃO</text:p>
          </table:table-cell>
          <table:table-cell table:number-columns-repeated="2" table:style-name="ce23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text:p>Atualização automática</text:p>
          </table:table-cell>
          <table:table-cell table:number-columns-repeated="7" table:style-name="ce24" office:value-type="string" calcext:value-type="string">
            <text:p>NÃO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text:p>Redirecionamento auto</text:p>
          </table:table-cell>
          <table:table-cell table:number-columns-repeated="7" table:style-name="ce24" office:value-type="string" calcext:value-type="string">
            <text:p>NÃO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text:p>Intermitência de tela</text:p>
          </table:table-cell>
          <table:table-cell table:number-columns-repeated="7" table:style-name="ce24" office:value-type="string" calcext:value-type="string">
            <text:p>NÃO</text:p>
          </table:table-cell>
          <table:table-cell table:number-columns-repeated="1015"/>
        </table:table-row>
        <table:table-row table:style-name="ro1">
          <table:covered-table-cell table:style-name="ce4"/>
          <table:table-cell table:style-name="ce1" office:value-type="string" calcext:value-type="string">
            <text:p>Alteração periódica</text:p>
          </table:table-cell>
          <table:table-cell table:number-columns-repeated="6" table:style-name="ce24" office:value-type="string" calcext:value-type="string">
            <text:p>SIM</text:p>
          </table:table-cell>
          <table:table-cell table:style-name="ce24" office:value-type="string" calcext:value-type="string">
            <office:annotation draw:style-name="gr1" draw:text-style-name="P2" svg:width="280.6pt" svg:height="42.75pt" svg:x="726.63pt" svg:y="196.5pt" draw:caption-point-x="-11.54pt" draw:caption-point-y="-22.99pt">
              <dc:date>2023-06-20T00:00:00</dc:date>
              <text:p text:style-name="P1">Os popups informando campos obrigatórios somem após um tempo</text:p>
              <text:p text:style-name="P1"><text:tab/>-Wendel Fernandes de Lana</text:p>
            </office:annotation>
            <text:p>SI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1" table:number-rows-spanned="5">
            <text:p>Conteúdo</text:p>
          </table:table-cell>
          <table:table-cell table:style-name="ce1" office:value-type="string" calcext:value-type="string">
            <text:p>Idioma identificável</text:p>
          </table:table-cell>
          <table:table-cell table:number-columns-repeated="4" table:style-name="ce23" office:value-type="string" calcext:value-type="string">
            <text:p>NÃO</text:p>
          </table:table-cell>
          <table:table-cell table:style-name="ce23" office:value-type="string" calcext:value-type="string">
            <text:p>SIM</text:p>
          </table:table-cell>
          <table:table-cell table:number-columns-repeated="2" table:style-name="ce23" office:value-type="string" calcext:value-type="string">
            <text:p>NÃO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text:p>Título descritivo e informativo</text:p>
          </table:table-cell>
          <table:table-cell table:number-columns-repeated="7" table:style-name="ce23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text:p>Links são descritivos</text:p>
          </table:table-cell>
          <table:table-cell table:number-columns-repeated="7" table:style-name="ce23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text:p>Texto alternativo</text:p>
          </table:table-cell>
          <table:table-cell table:number-columns-repeated="7" table:style-name="ce23" office:value-type="string" calcext:value-type="string">
            <text:p>NÃO</text:p>
          </table:table-cell>
          <table:table-cell table:number-columns-repeated="1015"/>
        </table:table-row>
        <table:table-row table:style-name="ro1">
          <table:covered-table-cell table:style-name="ce4"/>
          <table:table-cell table:style-name="ce1" office:value-type="string" calcext:value-type="string">
            <text:p>Definir palavras incomuns</text:p>
          </table:table-cell>
          <table:table-cell table:number-columns-repeated="7" table:style-name="ce23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 table:number-columns-spanned="1" table:number-rows-spanned="3">
            <text:p>Apresentação</text:p>
          </table:table-cell>
          <table:table-cell table:style-name="ce1" office:value-type="string" calcext:value-type="string">
            <text:p>Contraste </text:p>
          </table:table-cell>
          <table:table-cell table:number-columns-repeated="7" table:style-name="ce23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covered-table-cell table:style-name="ce3"/>
          <table:table-cell table:style-name="ce1" office:value-type="string" calcext:value-type="string">
            <text:p>Redimensionamento</text:p>
          </table:table-cell>
          <table:table-cell table:number-columns-repeated="4" table:style-name="ce23" office:value-type="string" calcext:value-type="string">
            <text:p>SIM</text:p>
          </table:table-cell>
          <table:table-cell table:style-name="ce23" office:value-type="string" calcext:value-type="string">
            <text:p>NÃO</text:p>
          </table:table-cell>
          <table:table-cell table:number-columns-repeated="2" table:style-name="ce23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1" office:value-type="string" calcext:value-type="string">
            <text:p>Elemento de foco é evidente</text:p>
          </table:table-cell>
          <table:table-cell table:number-columns-repeated="7" table:style-name="ce23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ultimídia</text:p>
          </table:table-cell>
          <table:table-cell table:style-name="ce1" office:value-type="string" calcext:value-type="string">
            <text:p>Interpretador de libras</text:p>
          </table:table-cell>
          <table:table-cell table:number-columns-repeated="7" table:style-name="ce23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1" table:number-rows-spanned="6">
            <text:p>Formulário</text:p>
          </table:table-cell>
          <table:table-cell table:style-name="ce1" office:value-type="string" calcext:value-type="string">
            <text:p>Botões com descrição</text:p>
          </table:table-cell>
          <table:table-cell table:number-columns-repeated="4" table:style-name="ce23" office:value-type="string" calcext:value-type="string">
            <text:p>SIM</text:p>
          </table:table-cell>
          <table:table-cell table:style-name="ce23" office:value-type="string" calcext:value-type="string">
            <text:p>NÃO</text:p>
          </table:table-cell>
          <table:table-cell table:number-columns-repeated="2" table:style-name="ce23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text:p>Campos com etiquetas</text:p>
          </table:table-cell>
          <table:table-cell table:number-columns-repeated="7" table:style-name="ce23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text:p>Ordem lógica de navegação</text:p>
          </table:table-cell>
          <table:table-cell table:number-columns-repeated="7" table:style-name="ce23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text:p>Indicativo de valores errados</text:p>
          </table:table-cell>
          <table:table-cell table:number-columns-repeated="2" table:style-name="ce23" office:value-type="string" calcext:value-type="string">
            <text:p>SIM</text:p>
          </table:table-cell>
          <table:table-cell table:style-name="ce27" office:value-type="string" calcext:value-type="string">
            <text:p>SIM</text:p>
          </table:table-cell>
          <table:table-cell table:number-columns-repeated="4" table:style-name="ce23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" office:value-type="string" calcext:value-type="string">
            <text:p>Campos agrupados</text:p>
          </table:table-cell>
          <table:table-cell table:number-columns-repeated="2" table:style-name="ce23" office:value-type="string" calcext:value-type="string">
            <text:p>SIM</text:p>
          </table:table-cell>
          <table:table-cell table:style-name="ce27" office:value-type="string" calcext:value-type="string">
            <text:p>SIM</text:p>
          </table:table-cell>
          <table:table-cell table:number-columns-repeated="4" table:style-name="ce23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covered-table-cell table:style-name="ce4"/>
          <table:table-cell table:style-name="ce1" office:value-type="string" calcext:value-type="string">
            <text:p>Elementos acessíveis</text:p>
          </table:table-cell>
          <table:table-cell table:number-columns-repeated="2" table:style-name="ce23" office:value-type="string" calcext:value-type="string">
            <text:p>SIM</text:p>
          </table:table-cell>
          <table:table-cell table:style-name="ce27" office:value-type="string" calcext:value-type="string">
            <text:p>SIM</text:p>
          </table:table-cell>
          <table:table-cell table:number-columns-repeated="4" table:style-name="ce23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2" table:number-rows-spanned="1">
            <text:p>PONTUAÇÃO TOTAL</text:p>
          </table:table-cell>
          <table:covered-table-cell table:style-name="ce7"/>
          <table:table-cell table:style-name="ce25" table:formula="of:=CONCATENATE(SUM(COUNTIF([.C2:.C6]; &quot;=SIM&quot;);COUNTIF([.C7]; &quot;=NÃO&quot;);COUNTIF([.C8]; &quot;=SIM&quot;);COUNTIF([.C9:.C12]; &quot;=NÃO&quot;);COUNTIF([.C13:.C27]; &quot;=SIM&quot;));&quot;/26&quot;)" office:value-type="string" office:string-value="22/26" calcext:value-type="string">
            <text:p>22/26</text:p>
          </table:table-cell>
          <table:table-cell table:style-name="ce25" table:formula="of:=CONCATENATE(SUM(COUNTIF([.D2:.D6]; &quot;=SIM&quot;);COUNTIF([.D7]; &quot;=NÃO&quot;);COUNTIF([.D8]; &quot;=SIM&quot;);COUNTIF([.D9:.D12]; &quot;=NÃO&quot;);COUNTIF([.D13:.D27]; &quot;=SIM&quot;));&quot;/26&quot;)" office:value-type="string" office:string-value="20/26" calcext:value-type="string">
            <text:p>20/26</text:p>
          </table:table-cell>
          <table:table-cell table:style-name="ce25" table:formula="of:=CONCATENATE(SUM(COUNTIF([.E2:.E6]; &quot;=SIM&quot;);COUNTIF([.E7]; &quot;=NÃO&quot;);COUNTIF([.E8]; &quot;=SIM&quot;);COUNTIF([.E9:.E12]; &quot;=NÃO&quot;);COUNTIF([.E13:.E27]; &quot;=SIM&quot;));&quot;/26&quot;)" office:value-type="string" office:string-value="20/26" calcext:value-type="string">
            <text:p>20/26</text:p>
          </table:table-cell>
          <table:table-cell table:style-name="ce25" table:formula="of:=CONCATENATE(SUM(COUNTIF([.F2:.F6]; &quot;=SIM&quot;);COUNTIF([.F7]; &quot;=NÃO&quot;);COUNTIF([.F8]; &quot;=SIM&quot;);COUNTIF([.F9:.F12]; &quot;=NÃO&quot;);COUNTIF([.F13:.F27]; &quot;=SIM&quot;));&quot;/26&quot;)" office:value-type="string" office:string-value="22/26" calcext:value-type="string">
            <text:p>22/26</text:p>
          </table:table-cell>
          <table:table-cell table:style-name="ce25" table:formula="of:=CONCATENATE(SUM(COUNTIF([.G2:.G6]; &quot;=SIM&quot;);COUNTIF([.G7]; &quot;=NÃO&quot;);COUNTIF([.G8]; &quot;=SIM&quot;);COUNTIF([.G9:.G12]; &quot;=NÃO&quot;);COUNTIF([.G13:.G27]; &quot;=SIM&quot;));&quot;/26&quot;)" office:value-type="string" office:string-value="19/26" calcext:value-type="string">
            <text:p>19/26</text:p>
          </table:table-cell>
          <table:table-cell table:style-name="ce25" table:formula="of:=CONCATENATE(SUM(COUNTIF([.H2:.H6]; &quot;=SIM&quot;);COUNTIF([.H7]; &quot;=NÃO&quot;);COUNTIF([.H8]; &quot;=SIM&quot;);COUNTIF([.H9:.H12]; &quot;=NÃO&quot;);COUNTIF([.H13:.H27]; &quot;=SIM&quot;));&quot;/26&quot;)" office:value-type="string" office:string-value="22/26" calcext:value-type="string">
            <text:p>22/26</text:p>
          </table:table-cell>
          <table:table-cell table:style-name="ce25" table:formula="of:=CONCATENATE(SUM(COUNTIF([.I2:.I6]; &quot;=SIM&quot;);COUNTIF([.I7]; &quot;=NÃO&quot;);COUNTIF([.I8]; &quot;=SIM&quot;);COUNTIF([.I9:.I12]; &quot;=NÃO&quot;);COUNTIF([.I13:.I27]; &quot;=SIM&quot;));&quot;/26&quot;)" office:value-type="string" office:string-value="22/26" calcext:value-type="string">
            <text:p>22/26</text:p>
          </table:table-cell>
          <table:table-cell table:number-columns-repeated="1015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Z_575795FF_8DE6_494D_AA0A_51AD211363A5_.wvu.FilterData" table:base-cell-address="$USP.$A$1" table:cell-range-address="$Unicamp.$C$2:.$C$27"/>
        </table:named-expressions>
        <calcext:conditional-formats>
          <calcext:conditional-format calcext:target-range-address="Unicamp.C2:Unicamp.I6 Unicamp.C8:Unicamp.I8 Unicamp.C13:Unicamp.I27">
            <calcext:condition calcext:apply-style-name="ConditionalStyle_1" calcext:value="contains-text(&quot;SIM&quot;)" calcext:base-cell-address="Unicamp.C2"/>
          </calcext:conditional-format>
          <calcext:conditional-format calcext:target-range-address="Unicamp.C2:Unicamp.I6 Unicamp.C8:Unicamp.I8 Unicamp.C13:Unicamp.I27">
            <calcext:condition calcext:apply-style-name="ConditionalStyle_2" calcext:value="contains-text(&quot;NÃO&quot;)" calcext:base-cell-address="Unicamp.C2"/>
          </calcext:conditional-format>
          <calcext:conditional-format calcext:target-range-address="Unicamp.C7:Unicamp.I7 Unicamp.C9:Unicamp.I12">
            <calcext:condition calcext:apply-style-name="ConditionalStyle_1" calcext:value="contains-text(&quot;NÃO&quot;)" calcext:base-cell-address="Unicamp.C7"/>
          </calcext:conditional-format>
          <calcext:conditional-format calcext:target-range-address="Unicamp.C7:Unicamp.I7 Unicamp.C9:Unicamp.I12">
            <calcext:condition calcext:apply-style-name="ConditionalStyle_2" calcext:value="contains-text(&quot;SIM&quot;)" calcext:base-cell-address="Unicamp.C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e06666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SP" style:display-name="PageStyle_US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camp" style:display-name="PageStyle_Unicam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65" meta:object-count="0"/>
    <meta:generator>LibreOfficeDev/6.0.5.2$Linux_X86_64 LibreOffice_project/</meta:generator>
  </office:meta>
</office:document-meta>
</file>